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bbfac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bbfa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UrbanBody">
      <style:text-properties style:font-name="arial"/>
    </style:style>
    <style:style style:name="P5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bbfa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bbfac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bbfac" style:font-size-asian="10pt" style:font-size-complex="10pt"/>
    </style:style>
    <style:style style:name="P9" style:family="paragraph" style:parent-style-name="UrbanTitle">
      <style:text-properties officeooo:paragraph-rsid="000bbfac"/>
    </style:style>
    <style:style style:name="P10" style:family="paragraph" style:parent-style-name="UrbanTitle">
      <style:text-properties style:font-name="arial" style:text-underline-style="none" officeooo:paragraph-rsid="000bbfac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7"><text:s/></text:span><text:span text:style-name="T6"><text:conditional-text text:condition="ooow:&quot;view.do_mailing()&quot;" text:string-value-if-true="&quot;mailed_data.name1&quot;" text:string-value-if-false="">mailed_data.name1</text:conditional-text></text:span><text:span text:style-name="T7"><text:s/></text:span><text:span text:style-name="T6"><text:conditional-text text:condition="ooow:&quot;view.do_mailing()&quot;" text:string-value-if-true="&quot;mailed_data.name2&quot;" text:string-value-if-false="">mailed_data.name2</text:conditional-text></text:span><text:span text:style-name="T7"><text:line-break/></text:span><text:span text:style-name="T6"><text:conditional-text text:condition="ooow:&quot;view.do_mailing()&quot;" text:string-value-if-true="&quot;mailed_data.street&quot;" text:string-value-if-false="">mailed_data.street</text:conditional-text></text:span><text:span text:style-name="T6">, </text:span><text:span text:style-name="T6"><text:conditional-text text:condition="ooow:&quot;view.do_mailing()&quot;" text:string-value-if-true="&quot;mailed_data.number&quot;" text:string-value-if-false="">mailed_data.number</text:conditional-text></text:span><text:span text:style-name="T7"><text:line-break/></text:span><text:span text:style-name="T6"><text:conditional-text text:condition="ooow:&quot;view.do_mailing()&quot;" text:string-value-if-true="&quot;mailed_data.zipcode&quot;" text:string-value-if-false="">mailed_data.zipcode</text:conditional-text></text:span><text:span text:style-name="T6"> </text:span><text:span text:style-name="T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10">Enquête publique : accusé de réception d'une réclamation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self</text:span><text:span text:style-name="T12">.getApplic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self</text:span><text:span text:style-name="T12">.getApplic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6"/>
      <text:p text:style-name="P6"><office:annotation><dc:creator>Ngaha </dc:creator><dc:date>2016-02-03T13:48:59</dc:date><text:p text:style-name="P11"><text:span text:style-name="T10">do text if urbanEventObj.getClaimants().__len__() == 1</text:span></text:p></office:annotation>Nous accusons bonne réception de votre courrier daté du <text:text-input text:description="">tool.formatDate(urbanEventObj.getClaimants()[-1].getClaimDate())</text:text-input>, reçu dans le cadre de l'enquête publique concernant la demande de permis d'urbanisme introduite par <text:text-input text:description="Demandeurs">self.getApplicantsSignaletic(withaddress=True)</text:text-input><text:s/></text:p>
      <text:p text:style-name="P6"><office:annotation><dc:creator>Ngaha </dc:creator><dc:date>2016-02-03T13:47:58</dc:date><text:p text:style-name="P11"><text:span text:style-name="T10">do text if urbanEventObj.getClaimants().__len__() &gt; 1</text:span></text:p></office:annotation>Nous accusons bonne réception de votre courrier daté du &lt;%DateReclamation%&gt;, reçu dans le cadre de l'enquête publique concernant la demande de permis d'urbanisme introduite par <text:text-input text:description="Demandeurs">self.getApplicantsSignaletic(withaddress=True)</text:text-input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urbanEventObj.getLinkedInquiry().getInvestigationStart())</text:text-input><text:s/>et jusqu'au <text:text-input text:description="Date au">tool.formatDate(urbanEventObj.getLinkedInquiry().getInvestigationEnd(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><text:soft-page-break/></text:p>
      <text:p text:style-name="P5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28:55.529666464</dc:date>
    <dc:language>fr-FR</dc:language>
    <meta:editing-cycles>153</meta:editing-cycles>
    <meta:editing-duration>P2DT6H59M50S</meta:editing-duration>
    <meta:document-statistic meta:table-count="1" meta:image-count="0" meta:object-count="0" meta:page-count="2" meta:paragraph-count="22" meta:word-count="318" meta:character-count="2466" meta:non-whitespace-character-count="2201"/>
    <meta:user-defined meta:name="Info 1"/>
    <meta:user-defined meta:name="Info 2"/>
    <meta:user-defined meta:name="Info 3"/>
    <meta:user-defined meta:name="Info 4"/>
  </office:meta>
</office:document-meta>
</file>